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weight="normal" style:font-weight-asian="normal" style:font-weight-complex="normal"/>
    </style:style>
    <style:style style:name="P2" style:family="paragraph" style:parent-style-name="Text_20_body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5" style:family="paragraph" style:parent-style-name="Text_20_body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6" style:family="paragraph" style:parent-style-name="Text_20_body" style:list-style-name="L4">
      <style:text-properties fo:font-weight="bold" style:font-weight-asian="bold" style:font-weight-complex="bold"/>
    </style:style>
    <style:style style:name="P17" style:family="paragraph" style:parent-style-name="Text_20_body" style:list-style-name="L4">
      <style:text-properties fo:font-weight="bold" style:font-weight-asian="bold" style:font-weight-complex="bold"/>
    </style:style>
    <style:style style:name="P18" style:family="paragraph" style:parent-style-name="Text_20_body" style:list-style-name="L4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 style:list-style-name="L5"/>
    <style:style style:name="P21" style:family="paragraph" style:parent-style-name="Text_20_body" style:list-style-name="L5"/>
    <style:style style:name="P22" style:family="paragraph" style:parent-style-name="Text_20_body" style:list-style-name="L5"/>
    <style:style style:name="P23" style:family="paragraph" style:parent-style-name="Text_20_body" style:list-style-name="L5"/>
    <style:style style:name="P24" style:family="paragraph" style:parent-style-name="Text_20_body" style:list-style-name="L5"/>
    <style:style style:name="P25" style:family="paragraph" style:parent-style-name="Text_20_body" style:list-style-name="L5"/>
    <style:style style:name="P26" style:family="paragraph" style:parent-style-name="Text_20_body" style:list-style-name="L5"/>
    <style:style style:name="P2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Text_20_body" style:list-style-name="L5"/>
    <style:style style:name="P29" style:family="paragraph" style:parent-style-name="Text_20_body" style:list-style-name="L5"/>
    <style:style style:name="P30" style:family="paragraph" style:parent-style-name="Text_20_body" style:list-style-name="L5"/>
    <style:style style:name="P31" style:family="paragraph" style:parent-style-name="Text_20_body" style:list-style-name="L5"/>
    <style:style style:name="P32" style:family="paragraph" style:parent-style-name="Text_20_body" style:list-style-name="L5"/>
    <style:style style:name="P33" style:family="paragraph" style:parent-style-name="Text_20_body" style:list-style-name="L5"/>
    <style:style style:name="P34" style:family="paragraph" style:parent-style-name="Text_20_body" style:list-style-name="L5"/>
    <style:style style:name="P35" style:family="paragraph" style:parent-style-name="Text_20_body" style:list-style-name="L5"/>
    <style:style style:name="P36" style:family="paragraph" style:parent-style-name="Text_20_body" style:list-style-name="L5"/>
    <style:style style:name="P37" style:family="paragraph" style:parent-style-name="Text_20_body" style:list-style-name="L5"/>
    <style:style style:name="P38" style:family="paragraph" style:parent-style-name="Text_20_body" style:list-style-name="L5"/>
    <style:style style:name="P39" style:family="paragraph" style:parent-style-name="Text_20_body" style:list-style-name="L6"/>
    <style:style style:name="P40" style:family="paragraph" style:parent-style-name="Text_20_body" style:list-style-name="L5"/>
    <style:style style:name="P41" style:family="paragraph" style:parent-style-name="Text_20_body" style:list-style-name="L1">
      <style:paragraph-properties fo:margin-left="-0.4925in" fo:margin-right="0in" fo:text-indent="0in" style:auto-text-indent="false"/>
    </style:style>
    <style:style style:name="P42" style:family="paragraph" style:parent-style-name="Text_20_body">
      <style:paragraph-properties fo:keep-together="always" fo:keep-with-next="always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keep-together="always" fo:keep-with-next="always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4" style:family="paragraph" style:parent-style-name="Text_20_body" style:master-page-name="">
      <style:paragraph-properties fo:keep-together="always" fo:keep-with-next="always"/>
      <style:text-properties style:font-name="Times New Roman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5" style:family="paragraph" style:parent-style-name="Text_20_body" style:list-style-name="L7">
      <style:paragraph-properties fo:margin-left="0in" fo:margin-right="0in" fo:text-indent="0in" style:auto-text-indent="false"/>
    </style:style>
    <style:style style:name="P46" style:family="paragraph" style:parent-style-name="Text_20_body" style:list-style-name="L7">
      <style:paragraph-properties fo:margin-left="0in" fo:margin-right="0in" fo:text-indent="0in" style:auto-text-indent="false"/>
    </style:style>
    <style:style style:name="P47" style:family="paragraph" style:parent-style-name="Text_20_body" style:list-style-name="L7">
      <style:paragraph-properties fo:margin-left="0in" fo:margin-right="0in" fo:text-indent="0in" style:auto-text-indent="false"/>
    </style:style>
    <style:style style:name="P48" style:family="paragraph" style:parent-style-name="Text_20_body" style:list-style-name="L7">
      <style:paragraph-properties fo:margin-left="0in" fo:margin-right="0in" fo:text-indent="0in" style:auto-text-indent="false"/>
    </style:style>
    <style:style style:name="P49" style:family="paragraph" style:parent-style-name="Text_20_body" style:list-style-name="L7">
      <style:paragraph-properties fo:margin-left="0in" fo:margin-right="0in" fo:text-indent="0in" style:auto-text-indent="false"/>
    </style:style>
    <style:style style:name="P50" style:family="paragraph" style:parent-style-name="Text_20_body" style:list-style-name="L7">
      <style:paragraph-properties fo:margin-left="0in" fo:margin-right="0in" fo:text-indent="0in" style:auto-text-indent="false"/>
    </style:style>
    <style:style style:name="P51" style:family="paragraph" style:parent-style-name="Text_20_body" style:list-style-name="L7">
      <style:paragraph-properties fo:margin-left="0in" fo:margin-right="0in" fo:text-indent="0in" style:auto-text-indent="false"/>
    </style:style>
    <style:style style:name="P52" style:family="paragraph" style:parent-style-name="Text_20_body" style:list-style-name="L7">
      <style:paragraph-properties fo:margin-left="0in" fo:margin-right="0in" fo:text-indent="0in" style:auto-text-indent="false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ourier New"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imes New Roman"/>
    </style:style>
    <style:style style:name="T11" style:family="text">
      <style:text-properties style:font-size-asian="10.5pt"/>
    </style:style>
    <style:style style:name="T12" style:family="text">
      <style:text-properties style:font-weight-asian="bold"/>
    </style:style>
    <style:style style:name="T13" style:family="text">
      <style:text-properties style:font-size-complex="12pt"/>
    </style:style>
    <style:style style:name="T14" style:family="text">
      <style:text-properties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ardvark Recommendation </text:h>
      <text:list text:style-name="L1">
        <text:list-header>
          <text:p text:style-name="P41">This is a high level overview of the design of the recommendation layer of the Aardvark / Aura system. There are three other documents that, together with this document comprise the entire design of the Aardvark Blog Recommender. <text:s/>The entire Aardvark document set consists of:</text:p>
        </text:list-header>
        <text:list-item>
          <text:p text:style-name="P3">Aardvark – this document</text:p>
        </text:list-item>
        <text:list-item>
          <text:p text:style-name="P3">Aura recommendation <text:s/>– the recommenders</text:p>
        </text:list-item>
        <text:list-item>
          <text:p text:style-name="P3">Aura Item Store – the item store</text:p>
        </text:list-item>
        <text:list-item>
          <text:p text:style-name="P3">Aura Infrastructure</text:p>
        </text:list-item>
      </text:list>
      <text:p text:style-name="Text_20_body">This document describes how Aardvark recommendation is performed.</text:p>
      <text:h text:style-name="Heading_20_2" text:outline-level="2">Core Recommendation Support</text:h>
      <text:p text:style-name="Text_20_body">Recommendation is fundamentally an application specific function. <text:s/>A <text:s/>music recommender has very different requirements from a blog recommender for instance. <text:s/>Nevertheless, much of the 'heavy-lifting' <text:s/>of a recommender is common among all types of recommender . <text:s text:c="2"/>The Aura Recommendation Engine provides these core operations. <text:s/>These operations are described here:</text:p>
      <text:p text:style-name="Text_20_body"/>
      <text:p text:style-name="P27">FindSimilarItem</text:p>
      <text:p text:style-name="Text_20_body"><text:span text:style-name="T2">List&lt;Scored&lt;Item&gt;&gt; findSimilarItem(Set&lt;Weighted&lt;String&gt;&gt; fieldSelector, int count)</text:span><text:span text:style-name="T1"> </text:span><text:s/></text:p>
      <text:p text:style-name="Text_20_body"><text:span text:style-name="T5">Description</text:span>: returns a list of scored items that are similar based upon the given set of weighted fields.</text:p>
      <text:list text:style-name="L2">
        <text:list-item>
          <text:p text:style-name="P7">fieldSelector – a set of weighted field names, indicating which fields of an item and the associated weight for the field should be considered for similarity.</text:p>
        </text:list-item>
        <text:list-item>
          <text:p text:style-name="P7">count – the maximum number of items to return</text:p>
        </text:list-item>
      </text:list>
      <text:p text:style-name="Text_20_body">This single method can be used to find similar items or similar users based upon any combination of fields that has been added to the item or user. <text:s/></text:p>
      <text:p text:style-name="Text_20_body"/>
      <text:p text:style-name="P27">FindSimilarItem (Filtered)</text:p>
      <text:p text:style-name="P9">List&lt;Scored&lt;Item&gt;&gt; findSimilarItem(Set&lt;Weighted&lt;String&gt;&gt; fieldSelector, ItemFilter filter, int count)</text:p>
      <text:p text:style-name="Text_20_body"><text:span text:style-name="T5">Description</text:span>: returns a list of scored items that are similar based upon the given set of weighted fields.</text:p>
      <text:list text:style-name="L2">
        <text:list-item text:start-value="1">
          <text:p text:style-name="P7">fieldSelector – a set of weighted field names, indicating which fields of an item should be considered for similarity.</text:p>
        </text:list-item>
        <text:list-item>
          <text:p text:style-name="P7">filter – an item filter – restricts the similarity to only certain items</text:p>
        </text:list-item>
        <text:list-item>
          <text:p text:style-name="P7">count – the maximum number of items to return</text:p>
        </text:list-item>
      </text:list>
      <text:p text:style-name="P1"><text:span text:style-name="T9">This single method can be used to find similar items or similar users based upon any combination of fields that has been added to the item. </text:span><text:span text:style-name="T6"><text:s/></text:span></text:p>
      <text:p text:style-name="P13"/>
      <text:p text:style-name="P44">Cluster Items</text:p>
      <text:p text:style-name="P42">List&lt;Cluster&lt;Item&gt;&gt; cluster(Set&lt;Weighted&lt;String&gt;&gt; fieldSelector, Set&lt;Item&gt; items)</text:p>
      <text:p text:style-name="P42">List&lt;Cluster&lt;Item&gt;&gt; cluster(Set&lt;Weighted&lt;String&gt;&gt; fieldSelector, ItemFilter filter)</text:p>
      <text:p text:style-name="P43">Description: <text:span text:style-name="T5"><text:s/></text:span><text:span text:style-name="T7">Clusters the given set of items, based upon the selected fields. <text:s text:c="2"/>TBD: How do we determine the optimum number of clusters.</text:span></text:p>
      <text:p text:style-name="P2"><text:span text:style-name="T7"/></text:p>
      <text:p text:style-name="P14">Find Center</text:p>
      <text:p text:style-name="P2"><text:span text:style-name="T3">Item findCenter(Cluster&lt;Item&gt; cluster)</text:span><text:span text:style-name="T7"> </text:span></text:p>
      <text:p text:style-name="P2">Description: <text:span text:style-name="T7">Finds the most central item of the cluster</text:span></text:p>
      <text:list text:style-name="L6">
        <text:list-item>
          <text:p text:style-name="P39">Cluster – the cluster of interest</text:p>
        </text:list-item>
      </text:list>
      <text:h text:style-name="Heading_20_2" text:outline-level="2">Aardvark Recommendation Support</text:h>
      <text:p text:style-name="Text_20_body">The requirements for aardvark blog recommendation are:</text:p>
      <text:list text:style-name="L4">
        <text:list-item>
          <text:p text:style-name="P16">My Top Stories - <text:span text:style-name="T7"><text:s/>find the most relevant stories from a readers set of subscribed blogs</text:span></text:p>
        </text:list-item>
        <text:list-item>
          <text:p text:style-name="P16">My News Feed – <text:span text:style-name="T7"><text:s/>find the most relevant stories from all blogs </text:span></text:p>
        </text:list-item>
        <text:list-item>
          <text:p text:style-name="P16">Find Feeds – <text:span text:style-name="T7">recommend new feeds for a user</text:span></text:p>
        </text:list-item>
      </text:list>
      <text:p text:style-name="P19">Implementation is described here:</text:p>
      <text:h text:style-name="Heading_20_2" text:outline-level="2">My Top Stories</text:h>
      <text:list text:style-name="L5">
        <text:list-item>
          <text:p text:style-name="P20">Create an ItemFilter that selects only recent, unviewed items from a user's set of subscribed feeds. <text:s/></text:p>
        </text:list-item>
        <text:list-item>
          <text:p text:style-name="P20">Cluster the items selected by the ItemFilter – use a field selector that emphasizes tags, content and users. TBD: How many clusters?</text:p>
        </text:list-item>
        <text:list-item>
          <text:p text:style-name="P20">Find the center item of each cluster and add it to the set of recommendations for the user </text:p>
        </text:list-item>
        <text:list-item>
          <text:p text:style-name="P20">Alternatively, select and recommend the item with the most authority in each cluster.</text:p>
        </text:list-item>
        <text:list-item>
          <text:p text:style-name="P20">Filter out recommendations that are similar to items that have been 'banned' by the user</text:p>
        </text:list-item>
        <text:list-item>
          <text:p text:style-name="P20">For each recommended item – create and add an Attention object</text:p>
        </text:list-item>
      </text:list>
      <text:h text:style-name="Heading_20_2" text:outline-level="2">My News Feed</text:h>
      <text:list text:style-name="L5">
        <text:list-item text:start-value="1">
          <text:p text:style-name="P20">Algorithm A – when the users has many starred-items:</text:p>
          <text:list>
            <text:list-item>
              <text:p text:style-name="P20">Cluster the user's starred-items</text:p>
            </text:list-item>
            <text:list-item>
              <text:p text:style-name="P20">Find the center item of each cluster and add it to the set of recommendations for the user </text:p>
            </text:list-item>
            <text:list-item>
              <text:p text:style-name="P20">Alternatively, select and recommend the item with the most authority in each cluster.</text:p>
            </text:list-item>
            <text:list-item>
              <text:p text:style-name="P20">Filter out recommendations that are similar to items that have been 'banned' by the user<text:tab/></text:p>
            </text:list-item>
            <text:list-item>
              <text:p text:style-name="P20">For each recommended item – create and add an Attention object</text:p>
            </text:list-item>
          </text:list>
        </text:list-item>
        <text:list-item>
          <text:p text:style-name="P20">Algorithm B – when the use has few starred-items:</text:p>
          <text:list>
            <text:list-item>
              <text:p text:style-name="P20">Cluster the user's items (viewed, or subscribed)</text:p>
            </text:list-item>
            <text:list-item>
              <text:p text:style-name="P20">Find the center item of each cluster and add it to the set of recommendations for the user </text:p>
            </text:list-item>
            <text:list-item>
              <text:p text:style-name="P20">Alternatively, select and recommend the item with the most authority in each cluster.</text:p>
            </text:list-item>
            <text:list-item>
              <text:p text:style-name="P20">Filter out recommendations that are similar to items that have been 'banned' by the user<text:tab/></text:p>
            </text:list-item>
            <text:list-item>
              <text:p text:style-name="P20">For each recommended item – create and add an Attention object</text:p>
            </text:list-item>
          </text:list>
        </text:list-item>
      </text:list>
      <text:h text:style-name="Heading_20_2" text:outline-level="2">Find Feeds</text:h>
      <text:list text:style-name="L7">
        <text:list-item>
          <text:p text:style-name="P45">Algorithm A – when we have lots of user data</text:p>
          <text:list>
            <text:list-item>
              <text:p text:style-name="P45">Find top N similar users to query user</text:p>
            </text:list-item>
            <text:list-item>
              <text:p text:style-name="P45">Collect and weight feeds for these top N users – weighting from authority of the feed, and relevance of entries in the feed to the given user</text:p>
            </text:list-item>
            <text:list-item>
              <text:p text:style-name="P45">Filter out feeds already subscribed or banned by the query user</text:p>
            </text:list-item>
            <text:list-item>
              <text:p text:style-name="P45">Select top N feeds as recommended feed.</text:p>
            </text:list-item>
          </text:list>
        </text:list-item>
        <text:list-item>
          <text:p text:style-name="P45">Algorithm B – </text:p>
          <text:list>
            <text:list-item>
              <text:p text:style-name="P45">select tags for a user based upon starred, viewed and banned entries. </text:p>
            </text:list-item>
            <text:list-item>
              <text:p text:style-name="P45">select best matching feeds for these tags, ordered by: authority or matching score</text:p>
            </text:list-item>
          </text:list>
        </text:list-item>
      </text:list>
      <text:list text:style-name="L5">
        <text:list-header>
          <text:p text:style-name="P20"/>
        </text:list-header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Paul Lamere</meta:initial-creator>
    <meta:creation-date>2008-02-01T06:18:46</meta:creation-date>
    <dc:creator>Paul Lamere</dc:creator>
    <dc:date>2008-02-02T08:33:23</dc:date>
    <dc:language>en-US</dc:language>
    <meta:editing-cycles>5</meta:editing-cycles>
    <meta:editing-duration>PT1H22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5" meta:word-count="751" meta:character-count="4718"/>
  </office:meta>
</office:document-meta>
</file>